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ExtensionHandler.getColumns( String 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Handler.DateExtensionHandler( Compon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Handler.getSub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Handler.getSub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Handler.onComponentPopulated( FaceletContext faceletContext , UIComponent panel , UIComponent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